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 Neue LT" svg:font-family="'Helvetica Neue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Helvetica Neue LT" officeooo:rsid="000140ea" officeooo:paragraph-rsid="000140ea"/>
    </style:style>
    <style:style style:name="P2" style:family="paragraph" style:parent-style-name="Text_20_body">
      <style:text-properties style:font-name="Helvetica Neue LT" fo:font-size="15pt" officeooo:rsid="000237c4" officeooo:paragraph-rsid="000237c4" style:font-size-asian="13.1000003814697pt" style:font-size-complex="15pt"/>
    </style:style>
    <style:style style:name="P3" style:family="paragraph" style:parent-style-name="Text_20_body">
      <style:text-properties style:font-name="Helvetica Neue LT" fo:font-size="15pt" officeooo:rsid="000237c4" officeooo:paragraph-rsid="00030bf2" style:font-size-asian="13.1000003814697pt" style:font-size-complex="15pt"/>
    </style:style>
    <style:style style:name="P4" style:family="paragraph" style:parent-style-name="Text_20_body" style:list-style-name="L1">
      <style:text-properties style:font-name="Helvetica Neue LT" fo:font-size="15pt" officeooo:rsid="00030bf2" officeooo:paragraph-rsid="00030bf2" style:font-size-asian="13.1000003814697pt" style:font-size-complex="15pt"/>
    </style:style>
    <style:style style:name="P5" style:family="paragraph" style:parent-style-name="Text_20_body" style:list-style-name="L1">
      <style:text-properties style:font-name="Helvetica Neue LT" fo:font-size="15pt" officeooo:rsid="00030bf2" officeooo:paragraph-rsid="0007e7e9" style:font-size-asian="13.1000003814697pt" style:font-size-complex="15pt"/>
    </style:style>
    <style:style style:name="P6" style:family="paragraph" style:parent-style-name="Text_20_body" style:list-style-name="L1">
      <style:text-properties style:font-name="Helvetica Neue LT" fo:font-size="15pt" officeooo:rsid="00030bf2" officeooo:paragraph-rsid="000bd7e6" style:font-size-asian="13.1000003814697pt" style:font-size-complex="15pt"/>
    </style:style>
    <style:style style:name="P7" style:family="paragraph" style:parent-style-name="Text_20_body">
      <style:text-properties style:font-name="Helvetica Neue LT" fo:font-size="15pt" officeooo:rsid="00030bf2" officeooo:paragraph-rsid="00030bf2" style:font-size-asian="13.1000003814697pt" style:font-size-complex="15pt"/>
    </style:style>
    <style:style style:name="P8" style:family="paragraph" style:parent-style-name="Text_20_body" style:list-style-name="L1">
      <style:text-properties style:font-name="Helvetica Neue LT" fo:font-size="15pt" officeooo:rsid="0003eae3" officeooo:paragraph-rsid="0003eae3" style:font-size-asian="13.1000003814697pt" style:font-size-complex="15pt"/>
    </style:style>
    <style:style style:name="P9" style:family="paragraph" style:parent-style-name="Text_20_body" style:list-style-name="L1">
      <style:text-properties style:font-name="Helvetica Neue LT" fo:font-size="15pt" officeooo:rsid="0003eae3" officeooo:paragraph-rsid="0007e7e9" style:font-size-asian="13.1000003814697pt" style:font-size-complex="15pt"/>
    </style:style>
    <style:style style:name="P10" style:family="paragraph" style:parent-style-name="Text_20_body" style:list-style-name="L1">
      <style:text-properties style:font-name="Helvetica Neue LT" fo:font-size="15pt" officeooo:rsid="0003eae3" officeooo:paragraph-rsid="000949bc" style:font-size-asian="13.1000003814697pt" style:font-size-complex="15pt"/>
    </style:style>
    <style:style style:name="P11" style:family="paragraph" style:parent-style-name="Text_20_body" style:list-style-name="L1">
      <style:text-properties style:font-name="Helvetica Neue LT" fo:font-size="15pt" officeooo:rsid="0003eae3" officeooo:paragraph-rsid="000b3530" style:font-size-asian="13.1000003814697pt" style:font-size-complex="15pt"/>
    </style:style>
    <style:style style:name="P12" style:family="paragraph" style:parent-style-name="Text_20_body" style:list-style-name="L1">
      <style:text-properties style:font-name="Helvetica Neue LT" fo:font-size="15pt" officeooo:rsid="0003eae3" officeooo:paragraph-rsid="000bd7e6" style:font-size-asian="13.1000003814697pt" style:font-size-complex="15pt"/>
    </style:style>
    <style:style style:name="P13" style:family="paragraph" style:parent-style-name="Text_20_body" style:list-style-name="L1">
      <style:text-properties style:font-name="Helvetica Neue LT" fo:font-size="15pt" officeooo:rsid="0003eae3" officeooo:paragraph-rsid="000d728c" style:font-size-asian="13.1000003814697pt" style:font-size-complex="15pt"/>
    </style:style>
    <style:style style:name="P14" style:family="paragraph" style:parent-style-name="Text_20_body">
      <style:text-properties style:font-name="Helvetica Neue LT" fo:font-size="15pt" officeooo:rsid="0003eae3" officeooo:paragraph-rsid="0003eae3" style:font-size-asian="13.1000003814697pt" style:font-size-complex="15pt"/>
    </style:style>
    <style:style style:name="P15" style:family="paragraph" style:parent-style-name="Text_20_body">
      <style:text-properties style:font-name="Helvetica Neue LT" fo:font-size="15pt" officeooo:rsid="0003eae3" officeooo:paragraph-rsid="0007e7e9" style:font-size-asian="13.1000003814697pt" style:font-size-complex="15pt"/>
    </style:style>
    <style:style style:name="P16" style:family="paragraph" style:parent-style-name="Text_20_body">
      <style:text-properties style:font-name="Helvetica Neue LT" fo:font-size="15pt" officeooo:rsid="0003eae3" officeooo:paragraph-rsid="000b3530" style:font-size-asian="13.1000003814697pt" style:font-size-complex="15pt"/>
    </style:style>
    <style:style style:name="P17" style:family="paragraph" style:parent-style-name="Text_20_body">
      <style:text-properties style:font-name="Helvetica Neue LT" fo:font-size="15pt" officeooo:rsid="0003eae3" officeooo:paragraph-rsid="000bd7e6" style:font-size-asian="13.1000003814697pt" style:font-size-complex="15pt"/>
    </style:style>
    <style:style style:name="P18" style:family="paragraph" style:parent-style-name="Text_20_body">
      <style:text-properties style:font-name="Helvetica Neue LT" fo:font-size="15pt" officeooo:rsid="0003eae3" officeooo:paragraph-rsid="000d728c" style:font-size-asian="13.1000003814697pt" style:font-size-complex="15pt"/>
    </style:style>
    <style:style style:name="P19" style:family="paragraph" style:parent-style-name="Text_20_body" style:list-style-name="L3">
      <style:paragraph-properties fo:text-align="start" style:justify-single-word="false"/>
      <style:text-properties style:font-name="Helvetica Neue LT" fo:font-size="15pt" officeooo:rsid="00104669" officeooo:paragraph-rsid="00104669" style:font-size-asian="13.1000003814697pt" style:font-size-complex="15pt"/>
    </style:style>
    <style:style style:name="P20" style:family="paragraph" style:parent-style-name="Text_20_body">
      <style:paragraph-properties fo:text-align="start" style:justify-single-word="false"/>
      <style:text-properties style:font-name="Helvetica Neue LT" fo:font-size="15pt" officeooo:rsid="0011d05f" officeooo:paragraph-rsid="0011d05f" style:font-size-asian="13.1000003814697pt" style:font-size-complex="15pt"/>
    </style:style>
    <style:style style:name="P21" style:family="paragraph" style:parent-style-name="Text_20_body" style:list-style-name="L4">
      <style:paragraph-properties fo:text-align="start" style:justify-single-word="false"/>
      <style:text-properties style:font-name="Helvetica Neue LT" fo:font-size="15pt" officeooo:rsid="00128563" officeooo:paragraph-rsid="00128563" style:font-size-asian="13.1000003814697pt" style:font-size-complex="15pt"/>
    </style:style>
    <style:style style:name="P22" style:family="paragraph" style:parent-style-name="Text_20_body">
      <style:paragraph-properties fo:text-align="start" style:justify-single-word="false"/>
      <style:text-properties style:font-name="Helvetica Neue LT" fo:font-size="15pt" officeooo:rsid="00128563" officeooo:paragraph-rsid="00128563" style:font-size-asian="13.1000003814697pt" style:font-size-complex="15pt"/>
    </style:style>
    <style:style style:name="P23" style:family="paragraph" style:parent-style-name="Text_20_body" style:list-style-name="L5">
      <style:paragraph-properties fo:text-align="start" style:justify-single-word="false"/>
      <style:text-properties style:font-name="Helvetica Neue LT" fo:font-size="15pt" officeooo:rsid="0019c20f" officeooo:paragraph-rsid="0019c20f" style:font-size-asian="13.1000003814697pt" style:font-size-complex="15pt"/>
    </style:style>
    <style:style style:name="P24" style:family="paragraph" style:parent-style-name="Text_20_body" style:list-style-name="L1">
      <style:text-properties style:font-name="Helvetica Neue LT" fo:font-size="15pt" officeooo:rsid="001c0edc" officeooo:paragraph-rsid="001c0edc" style:font-size-asian="13.1000003814697pt" style:font-size-complex="15pt"/>
    </style:style>
    <style:style style:name="P25" style:family="paragraph" style:parent-style-name="Text_20_body" style:list-style-name="L5">
      <style:paragraph-properties fo:text-align="start" style:justify-single-word="false"/>
      <style:text-properties style:font-name="Helvetica Neue LT" fo:font-size="15pt" officeooo:rsid="0022462c" officeooo:paragraph-rsid="0022462c" style:font-size-asian="13.1000003814697pt" style:font-size-complex="15pt"/>
    </style:style>
    <style:style style:name="P26" style:family="paragraph" style:parent-style-name="Text_20_body">
      <style:paragraph-properties fo:text-align="start" style:justify-single-word="false"/>
      <style:text-properties style:font-name="Helvetica Neue LT" fo:font-size="15pt" officeooo:rsid="0022462c" officeooo:paragraph-rsid="0022462c" style:font-size-asian="13.1000003814697pt" style:font-size-complex="15pt"/>
    </style:style>
    <style:style style:name="P27" style:family="paragraph" style:parent-style-name="Title">
      <style:text-properties style:font-name="Helvetica Neue LT" officeooo:rsid="000140ea" officeooo:paragraph-rsid="000140ea"/>
    </style:style>
    <style:style style:name="T1" style:family="text">
      <style:text-properties officeooo:rsid="0002fdfa"/>
    </style:style>
    <style:style style:name="T2" style:family="text">
      <style:text-properties officeooo:rsid="00030bf2"/>
    </style:style>
    <style:style style:name="T3" style:family="text">
      <style:text-properties officeooo:rsid="0003eae3"/>
    </style:style>
    <style:style style:name="T4" style:family="text">
      <style:text-properties officeooo:rsid="0004fe06"/>
    </style:style>
    <style:style style:name="T5" style:family="text">
      <style:text-properties officeooo:rsid="0006b1be"/>
    </style:style>
    <style:style style:name="T6" style:family="text">
      <style:text-properties officeooo:rsid="000949bc"/>
    </style:style>
    <style:style style:name="T7" style:family="text">
      <style:text-properties officeooo:rsid="000b3530"/>
    </style:style>
    <style:style style:name="T8" style:family="text">
      <style:text-properties officeooo:rsid="000bd7e6"/>
    </style:style>
    <style:style style:name="T9" style:family="text">
      <style:text-properties officeooo:rsid="000cbb70"/>
    </style:style>
    <style:style style:name="T10" style:family="text">
      <style:text-properties officeooo:rsid="000d728c"/>
    </style:style>
    <style:style style:name="T11" style:family="text">
      <style:text-properties officeooo:rsid="001d1d32"/>
    </style:style>
    <style:style style:name="T12" style:family="text">
      <style:text-properties officeooo:rsid="0022ea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ssignment – 1</text:p>
      <text:p text:style-name="P1"/>
      <text:p text:style-name="P2">Sudheer Achary</text:p>
      <text:p text:style-name="P2">20161076</text:p>
      <text:p text:style-name="P2"/>
      <text:p text:style-name="P2">Problem – 1:</text:p>
      <text:p text:style-name="P2"/>
      <text:p text:style-name="P3"><text:tab/><text:span text:style-name="T1">a. Single Sample Perceptron without marin :</text:span></text:p>
      <text:p text:style-name="P3"><text:span text:style-name="T1"><text:tab/><text:tab/>Algorithm : </text:span></text:p>
      <text:list xml:id="list1030780236" text:style-name="L1">
        <text:list-item>
          <text:p text:style-name="P4">start with a random weight vector.</text:p>
        </text:list-item>
        <text:list-item>
          <text:p text:style-name="P4">Calculate W*X(i) for all 1 &lt;= i &lt;= Samples.</text:p>
        </text:list-item>
        <text:list-item>
          <text:p text:style-name="P4">If W*X(i) &lt; 0 and Y(i) = 1 add X(i) i.e W = W + X(i) to rectify the error on weight.</text:p>
        </text:list-item>
        <text:list-item>
          <text:p text:style-name="P4">If W*X(i) &gt; 0 and Y(i) = 0 subtract X(i) i.e W = W – X(i) to penalise some error on weight.</text:p>
        </text:list-item>
        <text:list-item>
          <text:p text:style-name="P24">Accuracy 99.0</text:p>
        </text:list-item>
      </text:list>
      <text:p text:style-name="P7"><text:tab/>b. Single Sample Percetron with margin :</text:p>
      <text:p text:style-name="P7"><text:tab/><text:tab/>Algorithm :</text:p>
      <text:list xml:id="list234802317808154" text:continue-numbering="true" text:style-name="L1">
        <text:list-item>
          <text:p text:style-name="P4">start with a random weight vector.</text:p>
        </text:list-item>
        <text:list-item>
          <text:p text:style-name="P4">Calculate W*X(i) for all 1 &lt;= i &lt;= Samples.</text:p>
        </text:list-item>
        <text:list-item>
          <text:p text:style-name="P4">If W*X(i) &lt; b and Y(i) = 1 add X(i) i.e W = W + X(i) to rectify the error on weight.</text:p>
        </text:list-item>
        <text:list-item>
          <text:p text:style-name="P4">If W*X(i) &gt; b and Y(i) = 0 subtract X(i) i.e W = W – X(i) to penalise some error on weight.</text:p>
        </text:list-item>
        <text:list-item>
          <text:p text:style-name="P24">Accuracy 99.0 with margin 2</text:p>
        </text:list-item>
      </text:list>
      <text:p text:style-name="P7"><text:tab/> <text:tab/><text:tab/>Where ‘b’ is the margin.</text:p>
      <text:p text:style-name="P7"><text:tab/>c. Batch Perceptron <text:span text:style-name="T5">without margin :</text:span></text:p>
      <text:p text:style-name="P7"><text:tab/><text:tab/>Algorithm :</text:p>
      <text:p text:style-name="P7"><text:tab/><text:tab/><text:tab/><text:span text:style-name="T1"> </text:span></text:p>
      <text:list xml:id="list234801788371046" text:continue-numbering="true" text:style-name="L1">
        <text:list-item>
          <text:p text:style-name="P4"><text:soft-page-break/>start with a random weight vector.</text:p>
        </text:list-item>
        <text:list-item>
          <text:p text:style-name="P4">Calculate <text:span text:style-name="T3">Z = </text:span>W*X <text:span text:style-name="T3">where X is whole data samples</text:span>.</text:p>
        </text:list-item>
        <text:list-item>
          <text:p text:style-name="P8">Find L = arg Z where Z &lt; 0.</text:p>
        </text:list-item>
        <text:list-item>
          <text:p text:style-name="P8">for each i in L <text:s/>W = W + X(i). repeat the whole process as required. The weights are added all at a once to rectify</text:p>
        </text:list-item>
        <text:list-item>
          <text:p text:style-name="P24">Accuracy 99.95</text:p>
        </text:list-item>
      </text:list>
      <text:p text:style-name="P14"><text:span text:style-name="T4"><text:tab/>d. Batch Perceptron with margin :</text:span></text:p>
      <text:p text:style-name="P15"><text:tab/><text:tab/><text:span text:style-name="T2"><text:tab/>Algorithm :</text:span></text:p>
      <text:list xml:id="list234801764929057" text:continue-numbering="true" text:style-name="L1">
        <text:list-item>
          <text:p text:style-name="P5">start with a random weight vector.</text:p>
        </text:list-item>
        <text:list-item>
          <text:p text:style-name="P5">Calculate <text:span text:style-name="T3">Z = </text:span>W*X <text:span text:style-name="T3">where X is whole data samples</text:span>.</text:p>
        </text:list-item>
        <text:list-item>
          <text:p text:style-name="P9">Find L = arg Z where Z &lt; <text:span text:style-name="T6">b</text:span>.</text:p>
        </text:list-item>
        <text:list-item>
          <text:p text:style-name="P10">for each i in L <text:s/>W = W + X(i). repeat the whole process as required. The weights are added all at a once to rectify.</text:p>
        </text:list-item>
        <text:list-item>
          <text:p text:style-name="P24">Accuracy 99.95 <text:span text:style-name="T11">with margin 2</text:span></text:p>
          <text:p text:style-name="P11"><text:span text:style-name="T6">Where ‘b’ is margin.</text:span></text:p>
        </text:list-item>
      </text:list>
      <text:p text:style-name="P16"/>
      <text:p text:style-name="P16"><text:span text:style-name="T7">Problem – 2 :</text:span></text:p>
      <text:p text:style-name="P17"><text:tab/><text:span text:style-name="T8">a. Single Sample Perceptron with Relaxation and margin :</text:span><text:tab/><text:tab/></text:p>
      <text:p text:style-name="P17"><text:span text:style-name="T2"><text:tab/><text:tab/>Algorithm :</text:span></text:p>
      <text:list xml:id="list234802066026167" text:continue-numbering="true" text:style-name="L1">
        <text:list-item>
          <text:p text:style-name="P6">start with a random weight vector.</text:p>
        </text:list-item>
        <text:list-item>
          <text:p text:style-name="P6">Calculate <text:span text:style-name="T3">Z = </text:span>W*X<text:span text:style-name="T9">(i)</text:span> <text:span text:style-name="T3">where X is whole data samples</text:span>. <text:span text:style-name="T9">For all 1 &lt;= i &lt;= Samples</text:span></text:p>
        </text:list-item>
        <text:list-item>
          <text:p text:style-name="P12">Find L = arg Z where Z &lt; <text:span text:style-name="T9">margin</text:span>.</text:p>
        </text:list-item>
        <text:list-item>
          <text:p text:style-name="P13">for each i in L <text:s/>W = W + <text:span text:style-name="T9">( b – W*X(i) / ||X(i)||^2 ) </text:span>X(i). repeat the whole process as req<text:span text:style-name="T9">uired.</text:span></text:p>
        </text:list-item>
      </text:list>
      <text:p text:style-name="P18"><text:tab/><text:span text:style-name="T10">b. Modified Single Sample Perceptron </text:span>:</text:p>
      <text:p text:style-name="P18"><text:tab/><text:tab/><text:span text:style-name="T10">Algorithm<text:tab/>:</text:span></text:p>
      <text:list xml:id="list1809205430" text:style-name="L3">
        <text:list-item>
          <text:p text:style-name="P19"><text:soft-page-break/>store number of correct classifications done by the W(k) weight vector in C(k) before W(k) gets updated</text:p>
        </text:list-item>
        <text:list-item>
          <text:p text:style-name="P19">for each test sample calculate Z = W(k)*X(i).</text:p>
        </text:list-item>
        <text:list-item>
          <text:p text:style-name="P19">add sgn(W(k)*X(i)) C(k) to the result..</text:p>
        </text:list-item>
        <text:list-item>
          <text:p text:style-name="P19">if result &lt; 0 classfiy X(i) as 2 else 4.</text:p>
        </text:list-item>
      </text:list>
      <text:p text:style-name="P20">Problem – 3 :</text:p>
      <text:p text:style-name="P20"><text:tab/>Decision Tree :</text:p>
      <text:list xml:id="list49258526" text:style-name="L4">
        <text:list-item>
          <text:p text:style-name="P21">store discrete &amp; continous attributes of the dataset.</text:p>
        </text:list-item>
        <text:list-item>
          <text:p text:style-name="P21">For each split calculate entropy of each attribute split and pick a split with minimum entropy.</text:p>
        </text:list-item>
        <text:list-item>
          <text:p text:style-name="P21">For discrete attribute split we get ‘K’ brances as there are ‘K’ disjoint attributes.</text:p>
        </text:list-item>
        <text:list-item>
          <text:p text:style-name="P21">For continous attributes split over the mean of dataset</text:p>
        </text:list-item>
        <text:list-item>
          <text:p text:style-name="P21">if the set is completely positive or negative give it the corresponding label.</text:p>
        </text:list-item>
      </text:list>
      <text:p text:style-name="P22"/>
      <text:p text:style-name="P22">Problem – 4 :</text:p>
      <text:p text:style-name="P22"><text:tab/>KNN-Classification :</text:p>
      <text:list xml:id="list2397179575" text:style-name="L5">
        <text:list-item>
          <text:p text:style-name="P23">collect all the words over all the files in the given training dataset. </text:p>
        </text:list-item>
        <text:list-item>
          <text:p text:style-name="P23">Create a disjoint vocabulary from the collected bag of words. Remove the most high frequency &amp; low frequency words from the vocabulary as they are not much important.</text:p>
        </text:list-item>
        <text:list-item>
          <text:p text:style-name="P23">For each file in training dataset form a vector of frequencies of words in files with the choosen vocabulary. Here we get file to vector conversion, similarly do this for all files and store them.</text:p>
        </text:list-item>
        <text:list-item>
          <text:p text:style-name="P23">For a new file generate the frequency vector as done for training , then compute K-nearest neighbours of the given test vector to the closest K training vectors.</text:p>
        </text:list-item>
        <text:list-item>
          <text:p text:style-name="P23"><text:soft-page-break/>Choose the label based on f(i)/d(i) of each vector , where f(i) is frequency of the neighbour, d(i) distance of the neighbour.</text:p>
          <text:p text:style-name="P25">Accuracy: 80 for K = 1 </text:p>
        </text:list-item>
      </text:list>
      <text:p text:style-name="P26"><text:tab/><text:tab/><text:tab/><text:span text:style-name="T12">Accuracy: 91.7 for K = 3</text:span></text:p>
      <text:p text:style-name="P26"><text:tab/><text:tab/><text:tab/><text:span text:style-name="T12">Accuracy: 90 for K = 5</text:span></text:p>
      <text:p text:style-name="P2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 Neue LT" svg:font-family="'Helvetica Neue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22:45:36.856975480</meta:creation-date>
    <dc:date>2017-08-29T23:47:56.652930922</dc:date>
    <meta:editing-duration>PT1H2M5S</meta:editing-duration>
    <meta:editing-cycles>34</meta:editing-cycles>
    <meta:generator>LibreOffice/5.3.1.2$Linux_X86_64 LibreOffice_project/30m0$Build-2</meta:generator>
    <meta:document-statistic meta:table-count="0" meta:image-count="0" meta:object-count="0" meta:page-count="4" meta:paragraph-count="65" meta:word-count="654" meta:character-count="3213" meta:non-whitespace-character-count="2612"/>
  </office:meta>
</office:document-meta>
</file>